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WER" style:family="table">
      <style:table-properties style:width="17cm" table:align="margins"/>
    </style:style>
    <style:style style:name="ANSWER.A" style:family="table-column">
      <style:table-column-properties style:column-width="5.667cm" style:rel-column-width="21845*"/>
    </style:style>
    <style:style style:name="ANSWER.A1" style:family="table-cell">
      <style:table-cell-properties fo:padding="0.097cm" fo:border-left="0.05pt solid #000000" fo:border-right="none" fo:border-top="0.05pt solid #000000" fo:border-bottom="0.05pt solid #000000"/>
    </style:style>
    <style:style style:name="ANSWER.C1" style:family="table-cell">
      <style:table-cell-properties fo:padding="0.097cm" fo:border="0.05pt solid #000000"/>
    </style:style>
    <style:style style:name="ANSWER.A2" style:family="table-cell">
      <style:table-cell-properties fo:padding="0.097cm" fo:border-left="0.05pt solid #000000" fo:border-right="none" fo:border-top="none" fo:border-bottom="0.05pt solid #000000"/>
    </style:style>
    <style:style style:name="ANSWER.C2" style:family="table-cell">
      <style:table-cell-properties fo:padding="0.097cm" fo:border-left="0.05pt solid #000000" fo:border-right="0.05pt solid #000000" fo:border-top="none" fo:border-bottom="0.05pt solid #000000"/>
    </style:style>
    <style:style style:name="ANSWER.5" style:family="table-row">
      <style:table-row-properties style:min-row-height="0.688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185494" officeooo:paragraph-rsid="001765f9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normal" officeooo:rsid="00185494" officeooo:paragraph-rsid="001765f9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185494" officeooo:paragraph-rsid="001765f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1765f9" officeooo:paragraph-rsid="001765f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officeooo:rsid="00185494" officeooo:paragraph-rsid="001765f9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rsid="00185494" officeooo:paragraph-rsid="001765f9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01765f9" officeooo:paragraph-rsid="001765f9" style:font-size-asian="8.75pt" style:font-size-complex="10pt"/>
    </style:style>
    <style:style style:name="T1" style:family="text">
      <style:text-properties fo:font-size="32pt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thematics sheet: ROUNDING WORKSHEET</text:p>
      <text:p text:style-name="P4">ANSWERS</text:p>
      <text:p text:style-name="P5"/>
      <text:p text:style-name="P2">ROUNDING TO THE NEAREST TEN (10)</text:p>
      <text:p text:style-name="P2"/>
      <table:table table:name="ANSWER" table:style-name="ANSWER">
        <table:table-column table:style-name="ANSWER.A" table:number-columns-repeated="3"/>
        <table:table-row>
          <table:table-cell table:style-name="ANSWER.A1" office:value-type="string">
            <text:p text:style-name="P6">Starting number</text:p>
          </table:table-cell>
          <table:table-cell table:style-name="ANSWER.A1" office:value-type="string">
            <text:p text:style-name="P6">Ending number (answer)</text:p>
          </table:table-cell>
          <table:table-cell table:style-name="ANSWER.C1" office:value-type="string">
            <text:p text:style-name="P6">Correct (y/n)</text:p>
          </table:table-cell>
        </table:table-row>
        <table:table-row>
          <table:table-cell table:style-name="ANSWER.A2" office:value-type="string">
            <text:p text:style-name="P6">4</text:p>
          </table:table-cell>
          <table:table-cell table:style-name="ANSWER.A2" office:value-type="string">
            <text:p text:style-name="P7">0</text:p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5</text:p>
          </table:table-cell>
          <table:table-cell table:style-name="ANSWER.A2" office:value-type="string">
            <text:p text:style-name="P7">10</text:p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8</text:p>
          </table:table-cell>
          <table:table-cell table:style-name="ANSWER.A2" office:value-type="string">
            <text:p text:style-name="P7">10</text:p>
          </table:table-cell>
          <table:table-cell table:style-name="ANSWER.C2" office:value-type="string">
            <text:p text:style-name="P6">Correct / Incorrect</text:p>
          </table:table-cell>
        </table:table-row>
        <table:table-row table:style-name="ANSWER.5">
          <table:table-cell table:style-name="ANSWER.A2" office:value-type="string">
            <text:p text:style-name="P6">6</text:p>
          </table:table-cell>
          <table:table-cell table:style-name="ANSWER.A2" office:value-type="string">
            <text:p text:style-name="P7">10</text:p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1</text:p>
          </table:table-cell>
          <table:table-cell table:style-name="ANSWER.A2" office:value-type="string">
            <text:p text:style-name="P7">0</text:p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3</text:p>
          </table:table-cell>
          <table:table-cell table:style-name="ANSWER.A2" office:value-type="string">
            <text:p text:style-name="P7">0</text:p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7</text:p>
          </table:table-cell>
          <table:table-cell table:style-name="ANSWER.A2" office:value-type="string">
            <text:p text:style-name="P7">10</text:p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10</text:p>
          </table:table-cell>
          <table:table-cell table:style-name="ANSWER.A2" office:value-type="string">
            <text:p text:style-name="P7">10</text:p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9</text:p>
          </table:table-cell>
          <table:table-cell table:style-name="ANSWER.A2" office:value-type="string">
            <text:p text:style-name="P7">10</text:p>
          </table:table-cell>
          <table:table-cell table:style-name="ANSWER.C2" office:value-type="string">
            <text:p text:style-name="P6">Correct / Incorrect</text:p>
          </table:table-cell>
        </table:table-row>
        <table:table-row>
          <table:table-cell table:style-name="ANSWER.A2" office:value-type="string">
            <text:p text:style-name="P6">0</text:p>
          </table:table-cell>
          <table:table-cell table:style-name="ANSWER.A2" office:value-type="string">
            <text:p text:style-name="P7">0</text:p>
          </table:table-cell>
          <table:table-cell table:style-name="ANSWER.C2" office:value-type="string">
            <text:p text:style-name="P6">Correct / Incorrect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6:23:03.060000000</meta:creation-date>
    <dc:date>2015-06-26T16:25:15.695000000</dc:date>
    <meta:editing-duration>PT1M10S</meta:editing-duration>
    <meta:editing-cycles>2</meta:editing-cycles>
    <meta:generator>LibreOffice/4.3.7.2$Windows_x86 LibreOffice_project/8a35821d8636a03b8bf4e15b48f59794652c68ba</meta:generator>
    <meta:document-statistic meta:table-count="1" meta:image-count="0" meta:object-count="0" meta:page-count="1" meta:paragraph-count="36" meta:word-count="68" meta:character-count="343" meta:non-whitespace-character-count="311"/>
  </office:meta>
</office:document-meta>
</file>